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1" svg:font-family="NSimSun" style:font-family-generic="modern"/>
    <style:font-face style:name="Arial1" svg:font-family="Arial"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200%" fo:text-align="justify" style:justify-single-word="false" fo:text-indent="1.251cm" style:auto-text-indent="false"/>
      <style:text-properties officeooo:paragraph-rsid="00078645"/>
    </style:style>
    <style:style style:name="P2" style:family="paragraph" style:parent-style-name="Standard">
      <style:paragraph-properties fo:margin-left="0cm" fo:margin-right="0cm" fo:margin-top="0cm" fo:margin-bottom="0.353cm" loext:contextual-spacing="false" fo:line-height="200%" fo:text-align="justify" style:justify-single-word="false" fo:text-indent="1.251cm" style:auto-text-indent="false"/>
      <style:text-properties officeooo:paragraph-rsid="000b3116"/>
    </style:style>
    <style:style style:name="P3" style:family="paragraph" style:parent-style-name="Standard">
      <style:paragraph-properties fo:margin-left="0cm" fo:margin-right="0cm" fo:margin-top="0cm" fo:margin-bottom="0.353cm" loext:contextual-spacing="false" fo:line-height="200%" fo:text-indent="1.251cm" style:auto-text-indent="false"/>
      <style:text-properties officeooo:paragraph-rsid="00078645"/>
    </style:style>
    <style:style style:name="P4" style:family="paragraph" style:parent-style-name="Standard">
      <style:paragraph-properties fo:margin-left="0cm" fo:margin-right="0cm" fo:margin-top="0cm" fo:margin-bottom="0.353cm" loext:contextual-spacing="false" fo:line-height="200%" fo:text-indent="1.251cm" style:auto-text-indent="false"/>
      <style:text-properties officeooo:paragraph-rsid="000b3116"/>
    </style:style>
    <style:style style:name="P5" style:family="paragraph" style:parent-style-name="Standard">
      <style:paragraph-properties fo:margin-left="0cm" fo:margin-right="0cm" fo:margin-top="0cm" fo:margin-bottom="0.353cm" loext:contextual-spacing="false" fo:line-height="200%" fo:text-align="justify" style:justify-single-word="false" fo:text-indent="1.251cm" style:auto-text-indent="false"/>
      <style:text-properties style:font-name="Times New Roman" fo:language="en" fo:country="US" officeooo:paragraph-rsid="00078645" style:font-name-asian="Times New Roman" style:font-name-complex="Times New Roman"/>
    </style:style>
    <style:style style:name="P6" style:family="paragraph" style:parent-style-name="Standard">
      <style:paragraph-properties fo:margin-left="0cm" fo:margin-right="0cm" fo:margin-top="0cm" fo:margin-bottom="0.353cm" loext:contextual-spacing="false" fo:line-height="200%" fo:text-align="justify" style:justify-single-word="false" fo:text-indent="1.251cm" style:auto-text-indent="false"/>
      <style:text-properties style:font-name="Times New Roman" fo:language="en" fo:country="US" officeooo:paragraph-rsid="000b3116" style:font-name-asian="Times New Roman" style:font-name-complex="Times New Roman"/>
    </style:style>
    <style:style style:name="P7" style:family="paragraph" style:parent-style-name="Standard">
      <style:paragraph-properties fo:margin-left="0cm" fo:margin-right="0cm" fo:margin-top="0cm" fo:margin-bottom="0.353cm" loext:contextual-spacing="false" fo:line-height="200%" fo:text-indent="1.27cm" style:auto-text-indent="false"/>
      <style:text-properties fo:color="#365f91" style:font-name="Times New Roman" fo:language="en" fo:country="US" fo:font-weight="bold" officeooo:paragraph-rsid="00078645" style:font-name-asian="Times New Roman" style:font-weight-asian="bold" style:font-name-complex="Times New Roman"/>
    </style:style>
    <style:style style:name="P8" style:family="paragraph" style:parent-style-name="Standard">
      <style:paragraph-properties fo:margin-left="0cm" fo:margin-right="0cm" fo:margin-top="0cm" fo:margin-bottom="0.353cm" loext:contextual-spacing="false" fo:line-height="200%" fo:text-indent="1.27cm" style:auto-text-indent="false"/>
      <style:text-properties fo:color="#365f91" style:font-name="Times New Roman" fo:language="en" fo:country="US" fo:font-weight="bold" officeooo:paragraph-rsid="000b3116" style:font-name-asian="Times New Roman" style:font-weight-asian="bold" style:font-name-complex="Times New Roman"/>
    </style:style>
    <style:style style:name="P9" style:family="paragraph" style:parent-style-name="Standard">
      <style:paragraph-properties fo:margin-top="0cm" fo:margin-bottom="0.353cm" loext:contextual-spacing="false" fo:line-height="200%" fo:text-align="justify" style:justify-single-word="false"/>
      <style:text-properties style:font-name="Times New Roman" fo:language="en" fo:country="US" officeooo:paragraph-rsid="00078645" style:font-name-asian="Times New Roman" style:font-name-complex="Times New Roman"/>
    </style:style>
    <style:style style:name="P10" style:family="paragraph" style:parent-style-name="Standard">
      <style:paragraph-properties fo:margin-top="0cm" fo:margin-bottom="0.353cm" loext:contextual-spacing="false" fo:line-height="200%" fo:text-align="justify" style:justify-single-word="false"/>
      <style:text-properties style:font-name="Times New Roman" fo:language="en" fo:country="US" officeooo:paragraph-rsid="000b3116" style:font-name-asian="Times New Roman" style:font-name-complex="Times New Roman"/>
    </style:style>
    <style:style style:name="P11" style:family="paragraph" style:parent-style-name="Standard">
      <style:paragraph-properties fo:margin-top="0cm" fo:margin-bottom="0.353cm" loext:contextual-spacing="false" fo:line-height="200%" fo:text-align="justify" style:justify-single-word="false"/>
      <style:text-properties officeooo:paragraph-rsid="00078645"/>
    </style:style>
    <style:style style:name="P12" style:family="paragraph" style:parent-style-name="Standard">
      <style:paragraph-properties fo:margin-top="0cm" fo:margin-bottom="0.353cm" loext:contextual-spacing="false" fo:line-height="200%" fo:text-align="justify" style:justify-single-word="false"/>
      <style:text-properties officeooo:paragraph-rsid="000b3116"/>
    </style:style>
    <style:style style:name="P13" style:family="paragraph" style:parent-style-name="Standard">
      <style:paragraph-properties fo:margin-top="0cm" fo:margin-bottom="0.353cm" loext:contextual-spacing="false" fo:line-height="200%"/>
      <style:text-properties fo:color="#365f91" style:font-name="Times New Roman" fo:language="en" fo:country="US" fo:font-weight="bold" officeooo:paragraph-rsid="00078645" style:font-name-asian="Times New Roman" style:font-weight-asian="bold" style:font-name-complex="Times New Roman"/>
    </style:style>
    <style:style style:name="P14" style:family="paragraph" style:parent-style-name="Standard">
      <style:paragraph-properties fo:margin-top="0cm" fo:margin-bottom="0.353cm" loext:contextual-spacing="false" fo:line-height="200%"/>
      <style:text-properties fo:color="#365f91" style:font-name="Times New Roman" fo:language="en" fo:country="US" fo:font-weight="bold" officeooo:paragraph-rsid="000b3116" style:font-name-asian="Times New Roman" style:font-weight-asian="bold" style:font-name-complex="Times New Roman"/>
    </style:style>
    <style:style style:name="P15" style:family="paragraph" style:parent-style-name="List_20_Paragraph">
      <style:paragraph-properties fo:margin-top="0cm" fo:margin-bottom="0.353cm" loext:contextual-spacing="true" fo:line-height="200%" fo:text-align="justify" style:justify-single-word="false"/>
      <style:text-properties fo:color="#365f91" style:font-name="Times New Roman" fo:language="en" fo:country="US" fo:font-weight="bold" officeooo:paragraph-rsid="000b3116" style:font-name-asian="Times New Roman" style:font-weight-asian="bold" style:font-name-complex="Times New Roman"/>
    </style:style>
    <style:style style:name="P16" style:family="paragraph">
      <style:paragraph-properties style:punctuation-wrap="simple" style:writing-mode="lr-tb"/>
    </style:style>
    <style:style style:name="T1" style:family="text">
      <style:text-properties style:font-name="Times New Roman" fo:language="en" fo:country="US" style:font-name-asian="Times New Roman" style:font-name-complex="Times New Roman"/>
    </style:style>
    <style:style style:name="T2" style:family="text">
      <style:text-properties style:font-name="Times New Roman" fo:language="en" fo:country="US" officeooo:rsid="0008bbaa" style:font-name-asian="Times New Roman" style:font-name-complex="Times New Roman"/>
    </style:style>
    <style:style style:name="T3" style:family="text">
      <style:text-properties style:font-name="Times New Roman" fo:language="en" fo:country="US" officeooo:rsid="000801d1" style:font-name-asian="Times New Roman" style:font-name-complex="Times New Roman"/>
    </style:style>
    <style:style style:name="T4" style:family="text">
      <style:text-properties style:font-name="Times New Roman" fo:language="en" fo:country="US" officeooo:rsid="0008386d" style:font-name-asian="Times New Roman" style:font-name-complex="Times New Roman"/>
    </style:style>
    <style:style style:name="T5" style:family="text">
      <style:text-properties style:font-name="Times New Roman" fo:language="en" fo:country="US" officeooo:rsid="000384ac" style:font-name-asian="Times New Roman" style:font-name-complex="Times New Roman"/>
    </style:style>
    <style:style style:name="T6" style:family="text">
      <style:text-properties style:font-name="Times New Roman" fo:language="en" fo:country="US" officeooo:rsid="00078645" style:font-name-asian="Times New Roman" style:font-name-complex="Times New Roman"/>
    </style:style>
    <style:style style:name="T7" style:family="text">
      <style:text-properties style:font-name="Times New Roman" fo:language="en" fo:country="US" officeooo:rsid="0008aecd" style:font-name-asian="Times New Roman" style:font-name-complex="Times New Roman"/>
    </style:style>
    <style:style style:name="T8" style:family="text">
      <style:text-properties style:font-name="Times New Roman" fo:language="en" fo:country="US" officeooo:rsid="000a66e0" style:font-name-asian="Times New Roman" style:font-name-complex="Times New Roman"/>
    </style:style>
    <style:style style:name="T9" style:family="text">
      <style:text-properties style:font-name="Times New Roman" fo:language="en" fo:country="US" officeooo:rsid="000b3116" style:font-name-asian="Times New Roman" style:font-name-complex="Times New Roman"/>
    </style:style>
    <style:style style:name="T10" style:family="text">
      <style:text-properties style:font-name="Times New Roman" fo:language="en" fo:country="US" fo:font-style="italic" style:font-name-asian="Times New Roman" style:font-style-asian="italic" style:font-name-complex="Times New Roman"/>
    </style:style>
    <style:style style:name="T11" style:family="text">
      <style:text-properties style:font-name="Times New Roman" fo:language="en" fo:country="US" fo:font-style="italic" style:font-name-asian="Times New Roman" style:font-style-asian="italic" style:font-name-complex="Times New Roman" style:font-style-complex="italic"/>
    </style:style>
    <style:style style:name="T12" style:family="text">
      <style:text-properties style:font-name="Times New Roman" fo:language="en" fo:country="US" fo:background-color="#ffff00" loext:char-shading-value="0" style:font-name-asian="Times New Roman" style:font-name-complex="Times New Roman"/>
    </style:style>
    <style:style style:name="T13" style:family="text">
      <style:text-properties style:font-name="Times New Roman" fo:language="en" fo:country="US" fo:font-weight="bold" style:font-name-asian="Times New Roman" style:font-weight-asian="bold" style:font-name-complex="Times New Roman" style:font-weight-complex="bold"/>
    </style:style>
    <style:style style:name="T14" style:family="text">
      <style:text-properties style:font-name="Times New Roman" fo:language="en" fo:country="US" fo:font-weight="bold" officeooo:rsid="000b3116" style:font-name-asian="Times New Roman" style:font-weight-asian="bold" style:font-name-complex="Times New Roman" style:font-weight-complex="bold"/>
    </style:style>
    <style:style style:name="T15" style:family="text">
      <style:text-properties style:font-name="Times New Roman" fo:language="en" fo:country="US" fo:font-weight="bold" fo:background-color="#ffff00" loext:char-shading-value="0" style:font-name-asian="Times New Roman" style:font-weight-asian="bold" style:font-name-complex="Times New Roman" style:font-weight-complex="bold"/>
    </style:style>
    <style:style style:name="T16" style:family="text">
      <style:text-properties style:font-name="Times New Roman" fo:language="en" fo:country="US" fo:font-weight="bold" officeooo:rsid="000b3116" fo:background-color="#ffff00" loext:char-shading-value="0" style:font-name-asian="Times New Roman" style:font-weight-asian="bold" style:font-name-complex="Times New Roman" style:font-weight-complex="bold"/>
    </style:style>
    <style:style style:name="T17" style:family="text">
      <style:text-properties style:font-name="Times New Roman" fo:language="en" fo:country="US" fo:background-color="#ff0000" loext:char-shading-value="0" style:font-name-asian="Times New Roman" style:font-name-complex="Times New Roman"/>
    </style:style>
    <style:style style:name="T18" style:family="text">
      <style:text-properties style:font-name="Times New Roman" style:font-name-asian="Times New Roman" style:font-name-complex="Times New Roman"/>
    </style:style>
    <style:style style:name="T19" style:family="text">
      <style:text-properties style:font-name="Times New Roman" fo:font-size="12pt" fo:language="en" fo:country="US" style:font-name-asian="Times New Roman1" style:font-size-asian="12pt" style:font-name-complex="Times New Roman1" style:font-size-complex="12pt"/>
    </style:style>
    <style:style style:name="T20" style:family="text">
      <style:text-properties style:text-position="super 58%" style:font-name="Times New Roman" fo:language="en" fo:country="US" style:font-name-asian="Times New Roman" style:font-name-complex="Times New Roman"/>
    </style:style>
    <style:style style:name="T21" style:family="text">
      <style:text-properties style:text-position="super 58%" style:font-name="Times New Roman" fo:language="en" fo:country="US" officeooo:rsid="000b3116" style:font-name-asian="Times New Roman" style:font-name-complex="Times New Roman"/>
    </style:style>
    <style:style style:name="T22" style:family="text">
      <style:text-properties officeooo:rsid="000703e6"/>
    </style:style>
    <style:style style:name="T23" style:family="text">
      <style:text-properties officeooo:rsid="000801d1"/>
    </style:style>
    <style:style style:name="T24" style:family="text">
      <style:text-properties officeooo:rsid="0008386d"/>
    </style:style>
    <style:style style:name="T25" style:family="text">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hi" style:country-complex="IN"/>
    </style:style>
    <style:style style:name="T26" style:family="text">
      <style:text-properties style:use-window-font-color="true" style:font-name="Times New Roman" fo:font-size="12pt" fo:language="en" fo:country="US" officeooo:rsid="0008386d" style:letter-kerning="true" style:font-name-asian="Times New Roman" style:font-size-asian="12pt" style:language-asian="zh" style:country-asian="CN" style:font-name-complex="Times New Roman" style:font-size-complex="12pt" style:language-complex="hi" style:country-complex="IN"/>
    </style:style>
    <style:style style:name="T27" style:family="text">
      <style:text-properties fo:color="#000000" style:font-name="Times New Roman" fo:font-size="12pt" fo:language="en" fo:country="US" style:font-name-asian="Times New Roman1" style:font-size-asian="12pt" style:font-name-complex="Times New Roman1" style:font-size-complex="12pt"/>
    </style:style>
    <style:style style:name="T28" style:family="text">
      <style:text-properties fo:color="#000000" style:font-name="Times New Roman" fo:font-size="12pt" fo:language="en" fo:country="US" officeooo:rsid="000384ac" style:font-name-asian="Times New Roman1" style:font-size-asian="12pt" style:font-name-complex="Times New Roman1" style:font-size-complex="12pt"/>
    </style:style>
    <style:style style:name="T29" style:family="text">
      <style:text-properties fo:color="#000000" style:font-name="Times New Roman" fo:font-size="12pt" fo:language="en" fo:country="US" officeooo:rsid="000a66e0" style:font-name-asian="Times New Roman1" style:font-size-asian="12pt" style:font-name-complex="Times New Roman1" style:font-size-complex="12pt"/>
    </style:style>
    <style:style style:name="T30" style:family="text">
      <style:text-properties fo:color="#000000"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T31" style:family="text">
      <style:text-properties fo:background-color="#fff200" loext:char-shading-value="0"/>
    </style:style>
    <style:style style:name="T32" style:family="text">
      <style:text-properties officeooo:rsid="0008aecd" fo:background-color="#fff200" loext:char-shading-value="0"/>
    </style:style>
    <style:style style:name="T33" style:family="text">
      <style:text-properties officeooo:rsid="00078645"/>
    </style:style>
    <style:style style:name="T34" style:family="text">
      <style:text-properties officeooo:rsid="000a66e0"/>
    </style:style>
    <style:style style:name="T35" style:family="text">
      <style:text-properties style:use-window-font-color="true" style:font-name="Liberation Serif1" fo:font-size="10pt" fo:language="es" fo:country="ES" style:letter-kerning="true" style:font-name-asian="NSimSun1" style:font-size-asian="10pt" style:language-asian="zh" style:country-asian="CN" style:font-name-complex="Mangal" style:font-size-complex="9pt"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Materials and methods</text:p>
      <text:p text:style-name="P8">2a. <text:span text:style-name="T22">Study area</text:span></text:p>
      <text:p text:style-name="P10">Pelagic fishes were captured during <text:span text:style-name="T23">the </text:span>“PELACUS 0318” campaign, while demersal ones were obtained during the “DEMERSALES 2018” campaign, both of them carried out by the IEO (Spanish Institute of Oceanography) during the months of march/april and september/october of 2018, respectively. The total number of individuals used was n=60, 15 per species. </text:p>
      <text:p text:style-name="P12"><text:span text:style-name="T1">The study areas of both campaigns area similar, covering different locations from Galicia’s continental shelf and the Cantabrian Sea (see map in figure 1). The </text:span><text:span text:style-name="T11">C. lyra </text:span><text:span text:style-name="T1">samples were obtained during the first part of the Demersales campaign (corresponding to the Galician coast) while the </text:span><text:span text:style-name="T10">M. surmuletus</text:span><text:span text:style-name="T1"> samples were obtained during the second part (Cantabrian </text:span><office:annotation office:name="__Annotation__5241_832410400"><dc:creator>jgago</dc:creator><dc:date>2019-06-05T12:57:00</dc:date><loext:sender-initials>j</loext:sender-initials><text:p text:style-name="P16"><text:span text:style-name="T35">En esto veo un problema para la revisión, si los peces no proceden del misma area la conclusiones en cuanto a pelágicos y bentónicos es difícil.</text:span></text:p></office:annotation><text:span text:style-name="T1">coast</text:span><office:annotation-end office:name="__Annotation__5241_832410400"/><text:span text:style-name="T1">) </text:span><text:span text:style-name="T3">of said campaign</text:span><text:span text:style-name="T1">. The trawl surveys of the first half of the campaign were made in the daytime, for 30 minutes each time, at 3 miles per hour, with a </text:span><text:span text:style-name="T12">TIPO BACA 44/60 fishing gear.</text:span><text:span text:style-name="T1"> On the other hand, both </text:span><text:span text:style-name="T10">S. pilchardus </text:span><text:span text:style-name="T1">and </text:span><text:span text:style-name="T10">E. encrasicolus </text:span><text:span text:style-name="T1">samples were obtained during the PELACUS campaign with a 63.5/51 pelagic trawl</text:span><text:span text:style-name="T13">, </text:span><text:span text:style-name="T1">or, when needed, (i.e. inside estuaries and near the surface), with different fishing gear</text:span><text:span text:style-name="T13"> </text:span><text:span text:style-name="T15">tipo Gloria HOD 352</text:span><text:span text:style-name="T12">,</text:span><text:span text:style-name="T1"> at a speed of 11.5 miles per hour, in 105 minutes long bottom trawl surveys. The surveys took place during daytime in both selected sectors and layers by randomnize</text:span><text:span text:style-name="T4">d</text:span><text:span text:style-name="T1"> stratified sampling and the study area encompassed the north shelf of the Iberian Peninsula and the south of the french’s, between the coastline and the 1000 m isobath</text:span><text:span text:style-name="T13">.</text:span></text:p>
      <text:p text:style-name="P8">2b. <text:span text:style-name="T22">Laboratory analysis </text:span></text:p>
      <text:p text:style-name="P6">In the oceanographic vessel, the fish samples were preserved in a freezer at -20ºC and later transported to the oceanographic center <text:span text:style-name="T24">in Santander</text:span>, where they were kept at -23 ºC until their examination, moment in which they were defrosted. Basic measurements such as the total length (mm), total weight (g), and the sex <text:span text:style-name="T24">of each specimen</text:span> were registered prior to the dissection of the samples and the extraction of their stomachs (from the end of the esophagus to the beginning of the <text:soft-page-break/>intestine). All samples were previously washed with distilled water to prevent contamination from any plastic particle<text:span text:style-name="T24">s</text:span> that could have been present. </text:p>
      <text:p text:style-name="P2"><text:span text:style-name="T1">Each stomach was individually put in a beaker and, following Foekema </text:span><text:span text:style-name="T10">et al. </text:span><text:span text:style-name="T1">(2013) methodology, 20 ml of a 10% potassium hydroxide (KOH) solution were added per gram of stomach, with the aim of degrading the organic matter present in the gut contents. This alkaline digestive method has been supported by previous studies (Foekema </text:span><text:span text:style-name="T10">et al.</text:span><text:span text:style-name="T1">, 2013; Rochman </text:span><text:span text:style-name="T10">et al.</text:span><text:span text:style-name="T1">, 2015; Lusher </text:span><text:span text:style-name="T10">et al.</text:span><text:span text:style-name="T1">, 2015; Dehaut </text:span><text:span text:style-name="T10">et al.</text:span><text:span text:style-name="T1">, 2016) for the identification and quantification of plastic particles in samples without destroying plastic polymers. Each beaker was later covered with a glass and put inside a heater at 40 ºC to quicken the digestion </text:span><text:span text:style-name="T25">–</text:span><text:span text:style-name="T26">t</text:span><text:span text:style-name="T1">hat could take up to 10 days. Daily, samples were shortly (</text:span><text:span text:style-name="T4">for, </text:span><text:span text:style-name="T1">approximately, 20 seconds) but vigorously shaken up to resuspend the sediments and the organic matter, as well as to oxygenate the sample, </text:span><text:span text:style-name="T4">facilitating t</text:span><text:span text:style-name="T1">he digestive process. </text:span></text:p>
      <text:p text:style-name="P2"><text:span text:style-name="T1">Once digested, the samples were filtered with a pump system Millipore (model 5KH33EN25T, General Electrics), equipped with a Büchner funnel, a kitasato flask and glass fiber filters (n.º 47, </text:span><text:span text:style-name="T19">0.7 µm </text:span><text:span text:style-name="T27">pore diameter,</text:span><text:span text:style-name="T1"> 100 mm in diameter, Whatman</text:span><text:span text:style-name="T1">). </text:span><text:span text:style-name="T4">T</text:span><text:span text:style-name="T1">he filters with the retained sample were individually </text:span><text:span text:style-name="T4">put</text:span><text:span text:style-name="T1"> in glass Petri dishes and left to dry in the heater at 40 º</text:span><text:span text:style-name="T4">C for, </text:span><text:span text:style-name="T1">at least, 24 hours. Once dried, the filters were observed using a stereoscopic microscope (model SMZ1500, Nikon) equipped with a photographic camera (Nikon Corporation) to identify and take pictures of the microplastics present in the samples. With an image processor (Visilog) and an image analysis program (ImageJ 1.46r; Schneider </text:span><text:span text:style-name="T10">et al. </text:span><text:span text:style-name="T1">2012), microplastics were measured (length for fibers, and area, width and length for fragments). During the identification, microplastics were classified based on their color and shape (in fibers, filaments, pellets, foams, films, etc.).</text:span></text:p>
      <text:p text:style-name="P2"><text:span text:style-name="T1">To minimize the risk of contamination of the samples with airborne, synthetic fibers, during the manipulation of the samples, some precautions were taken (see e.g. Wesch </text:span><text:span text:style-name="T10">et al</text:span><text:span text:style-name="T1">., 2017): a 100% cotton lab cloth was used, as well as nitrile gloves for the manipulation of the samples, which was </text:span><text:soft-page-break/><text:span text:style-name="T1">done on clean surfaces (previously whipped with 70% ethanol), and all the material (metallic or glass) <text:s/>that came in contact with the samples were previously cleaned with soap and rinsed with abundant distilled water (3 times) and observed on the stereoscopic microscope to rule out the presence of fibers. Before any manipulation </text:span><text:span text:style-name="T2">was performed</text:span><text:span text:style-name="T1">, both hands and forearms were cleaned with abundant water (Lusher </text:span><text:span text:style-name="T10">et al</text:span><text:span text:style-name="T1">., 2013) and both the beakers and the Petri dishes were always covered when not in use. As it is impossible to completely disregard contamination due to airborne fibers, we used blank samples and contamination controls, as recommended by Galgani </text:span><text:span text:style-name="T10">et al. </text:span><text:span text:style-name="T1">(2013) to take into consideration this cross-contamination. While in the lab, work was done behind closed doors and windows.</text:span></text:p>
      <text:p text:style-name="P6">For contamination controls, a humedified filter was put into a Petri dish and set in the work surface, therefore exposed to the same environment as the samples, so it was possible to detect the potential airborne contamination in the lab. A contamination control was daily prepared and later observed under the stereoscopic microscope. <text:s/></text:p>
      <text:p text:style-name="P10">Procedural blanks were subjected to the same steps as the samples (without adding the actual sample), that is: digestive process, filtering, drying of the filter and observation. Microplastics found in the blanks were attributed to contamination processes during the manipulation of the samples and were taken into consideration when interpreting the obtained results. <text:s/>Overall, for each batch of samples (of, approximately, 5 samples each), one blank was prepared.</text:p>
      <text:p text:style-name="P6">During the observation step, a Petri dish with a filter was situated near the stereoscopic microscope <text:s/>as a contamination control and was checked before and after observing the samples under the microscope to see if there were microplastics due to contamination during the observation process. </text:p>
      <text:p text:style-name="P4"><text:span text:style-name="T1">The visual classification of the microparticles found on the filters was done following </text:span><text:span text:style-name="T5">the next criteria: </text:span><text:span text:style-name="T27">1) </text:span><text:span text:style-name="T28">the lack </text:span><text:span text:style-name="T27">of </text:span><text:span text:style-name="T28">organic or cellular </text:span><text:span text:style-name="T27">structures, 2) </text:span><text:span text:style-name="T28">particles must present a </text:span><text:span text:style-name="T27">constant thickness, </text:span><text:span text:style-name="T28">as well as a</text:span><text:span text:style-name="T27"> 3) </text:span><text:span text:style-name="T28">consistent</text:span><text:span text:style-name="T27"> color along their </text:span><text:span text:style-name="T28">total </text:span><text:span text:style-name="T27">length, and 4) </text:span><text:span text:style-name="T28">their structure had to </text:span><text:soft-page-break/><text:span text:style-name="T28">withstand when being </text:span><text:span text:style-name="T27">poked with </text:span><text:span text:style-name="T28">the</text:span><text:span text:style-name="T27"> </text:span><text:span text:style-name="T28">sharp end of a needle</text:span><text:span text:style-name="T27"> (Hidalgo-Ruz </text:span><text:span text:style-name="T30">et al</text:span><text:span text:style-name="T27">. 2012).</text:span><text:span text:style-name="T1"> When in doubt, a ‘hot needle’ test was used. All particles were classified in five groups: fibers, fragments, pellets, films and foam. Every particle suspected to have a cellulosic or a semisynthetic nature was discarded from further analyses. Every particle identified as synthetic was put onto a glass slide and identified using a FTIR technique to determine its polymeric composition.</text:span></text:p>
      <text:p text:style-name="P14">2<text:span text:style-name="T22">c</text:span>. Statistical analysis of data</text:p>
      <text:p text:style-name="P2"><text:span text:style-name="T1">Statistical tests were made for the analysis and the determination of potential significant differences and correlations at different levels (global, specific and feeding habits). Differences were considered as significant with a p value of </text:span><text:span text:style-name="T10">p </text:span><text:span text:style-name="T1">&lt; 0.05. All statistical analysis were </text:span><text:span text:style-name="T2">carried</text:span><text:span text:style-name="T1"> with R software (3.4.2 version, R Core Team, 2017). Kruskal-Wallis non-parametrical tests were employed </text:span><text:span text:style-name="T2">as</text:span><text:span text:style-name="T1"> the variables “number” and “size” of microplastics were not normally distributed. A <text:s/>χ</text:span><text:span text:style-name="T20">2 </text:span><text:span text:style-name="T1"><text:s/>test was also utilized to analyze the existence of differences in the occurrence of microplastics between planktivorous and benthivorous species. A U-Mann-Whitney test was also used to check the existence of significant differences on the number and size of microplastics between planktivorous and benthivorous speci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1" svg:font-family="NSimSun" style:font-family-generic="modern"/>
    <style:font-face style:name="Arial1" svg:font-family="Arial"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18:19:26.059000000</meta:creation-date>
    <dc:date>2019-08-23T19:53:35.676000000</dc:date>
    <meta:editing-duration>PT9M16S</meta:editing-duration>
    <meta:editing-cycles>1</meta:editing-cycles>
    <meta:document-statistic meta:table-count="0" meta:image-count="0" meta:object-count="0" meta:page-count="4" meta:paragraph-count="15" meta:word-count="1224" meta:character-count="7765" meta:non-whitespace-character-count="6543"/>
    <meta:generator>LibreOffice/6.1.4.2$Windows_X86_64 LibreOffice_project/9d0f32d1f0b509096fd65e0d4bec26ddd1938fd3</meta:generator>
  </office:meta>
</office:document-meta>
</file>